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roximaNova-Regular" svg:font-family="ProximaNova-Regular, proxima-nova, 'Maven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5045" officeooo:paragraph-rsid="00165045"/>
    </style:style>
    <style:style style:name="P2" style:family="paragraph" style:parent-style-name="Standard" style:list-style-name="L13">
      <style:paragraph-properties fo:text-align="justify" style:justify-single-word="false"/>
      <style:text-properties officeooo:rsid="00165045" officeooo:paragraph-rsid="00165045"/>
    </style:style>
    <style:style style:name="P3" style:family="paragraph" style:parent-style-name="Text_20_body">
      <style:paragraph-properties fo:text-align="justify" style:justify-single-word="false"/>
      <style:text-properties officeooo:rsid="0016a6fa" officeooo:paragraph-rsid="0016a6fa"/>
    </style:style>
    <style:style style:name="P4" style:family="paragraph" style:parent-style-name="Text_20_body">
      <style:paragraph-properties fo:text-align="justify" style:justify-single-word="false"/>
      <style:text-properties officeooo:rsid="00183dc4" officeooo:paragraph-rsid="00183dc4"/>
    </style:style>
    <style:style style:name="P5" style:family="paragraph" style:parent-style-name="Text_20_body">
      <style:paragraph-properties fo:text-align="justify" style:justify-single-word="false"/>
      <style:text-properties officeooo:rsid="00196dc8" officeooo:paragraph-rsid="00196dc8"/>
    </style:style>
    <style:style style:name="P6" style:family="paragraph" style:parent-style-name="Text_20_body" style:list-style-name="L14">
      <style:paragraph-properties fo:text-align="justify" style:justify-single-word="false"/>
      <style:text-properties officeooo:rsid="00196dc8" officeooo:paragraph-rsid="00196dc8"/>
    </style:style>
    <style:style style:name="P7" style:family="paragraph" style:parent-style-name="Text_20_body" style:list-style-name="L15">
      <style:paragraph-properties fo:text-align="justify" style:justify-single-word="false"/>
      <style:text-properties officeooo:rsid="00196dc8" officeooo:paragraph-rsid="00196dc8"/>
    </style:style>
    <style:style style:name="P8" style:family="paragraph" style:parent-style-name="Text_20_body" style:list-style-name="L14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196dc8"/>
    </style:style>
    <style:style style:name="P10" style:family="paragraph" style:parent-style-name="Text_20_body" style:list-style-name="L15">
      <style:paragraph-properties fo:text-align="justify" style:justify-single-word="false"/>
      <style:text-properties officeooo:paragraph-rsid="00196dc8"/>
    </style:style>
    <style:style style:name="P11" style:family="paragraph" style:parent-style-name="Title">
      <style:paragraph-properties fo:text-align="justify" style:justify-single-word="false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/>
      <style:text-properties style:text-underline-style="none"/>
    </style:style>
    <style:style style:name="P14" style:family="paragraph">
      <style:paragraph-properties fo:text-align="center"/>
    </style:style>
    <style:style style:name="P15" style:family="paragraph">
      <style:text-properties style:font-name="Liberation Sans" fo:font-weight="normal" style:font-weight-asian="normal" style:font-weight-complex="normal"/>
    </style:style>
    <style:style style:name="P16" style:family="paragraph">
      <style:paragraph-properties fo:text-align="center"/>
      <style:text-properties style:font-name="Liberation Sans" fo:font-size="12pt" fo:font-weight="normal" style:font-weight-asian="normal" style:font-weight-complex="normal"/>
    </style:style>
    <style:style style:name="P17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6dc8" style:font-weight-asian="bold" style:font-weight-complex="bold"/>
    </style:style>
    <style:style style:name="T3" style:family="text">
      <style:text-properties officeooo:rsid="00165045"/>
    </style:style>
    <style:style style:name="T4" style:family="text">
      <style:text-properties officeooo:rsid="00196dc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6dc8" style:font-weight-asian="normal" style:font-weight-complex="normal"/>
    </style:style>
    <style:style style:name="T7" style:family="text">
      <style:text-properties officeooo:rsid="0019db6c"/>
    </style:style>
    <style:style style:name="T8" style:family="text">
      <style:text-properties style:font-name="Liberation Sans" fo:font-weight="normal" style:font-weight-asian="normal" style:font-weight-complex="normal"/>
    </style:style>
    <style:style style:name="T9" style:family="text">
      <style:text-properties style:font-name="Liberation Sans" fo:font-size="12pt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111111" draw:fill="solid" draw:fill-color="#eeeee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right" draw:textarea-vertical-align="botto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left" draw:textarea-vertical-align="botto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hippable's CI of multiple apps within a GitHub Repository using a Docker Integration </text:p>
      <text:p text:style-name="P1"/>
      <text:h text:style-name="P13" text:outline-level="1">Idea</text:h>
      <text:p text:style-name="P3">Consider the following project scenario:</text:p>
      <text:p text:style-name="P3"><draw:custom-shape text:anchor-type="paragraph" draw:z-index="0" draw:style-name="gr1" draw:text-style-name="P15" svg:width="3.043cm" svg:height="1.297cm" svg:x="7.269cm" svg:y="0.358cm"><text:p text:style-name="P14"><text:span text:style-name="T8">Project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" draw:style-name="gr3" draw:text-style-name="P17" svg:x1="10.312cm" svg:y1="0.644cm" svg:x2="14.572cm" svg:y2="-0.24cm"><text:p text:style-name="P17">shippable.yml</text:p></draw:line></text:p>
      <text:p text:style-name="P3"><draw:line text:anchor-type="paragraph" draw:z-index="6" draw:style-name="gr3" draw:text-style-name="P17" svg:x1="10.312cm" svg:y1="0.167cm" svg:x2="14.836cm" svg:y2="-0.039cm"><text:p text:style-name="P17">Dockerfile</text:p></draw:line></text:p>
      <text:p text:style-name="P3"><draw:line text:anchor-type="paragraph" draw:z-index="3" draw:style-name="gr2" draw:text-style-name="P14" svg:x1="7.93cm" svg:y1="-0.007cm" svg:x2="7.269cm" svg:y2="1.681cm"><text:p/></draw:line><draw:line text:anchor-type="paragraph" draw:z-index="4" draw:style-name="gr2" draw:text-style-name="P14" svg:x1="9.544cm" svg:y1="-0.007cm" svg:x2="10.153cm" svg:y2="1.692cm"><text:p/></draw:line><draw:line text:anchor-type="paragraph" draw:z-index="11" draw:style-name="gr3" draw:text-style-name="P17" svg:x1="10.312cm" svg:y1="-0.277cm" svg:x2="14.757cm" svg:y2="0.189cm"><text:p text:style-name="P17">Project Files</text:p></draw:line></text:p>
      <text:p text:style-name="P3"/>
      <text:p text:style-name="P3"><draw:custom-shape text:anchor-type="paragraph" draw:z-index="1" draw:style-name="gr1" draw:text-style-name="P16" svg:width="3.047cm" svg:height="2.08cm" svg:x="5.338cm" svg:y="0.019cm"><text:p text:style-name="P14"><text:span text:style-name="T9">App 1</text:span></text:p><text:p text:style-name="P14"><text:span text:style-name="T9">(Folder 1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15" svg:width="3.043cm" svg:height="2.043cm" svg:x="9.227cm" svg:y="0.03cm"><text:p text:style-name="P14"><text:span text:style-name="T8">App 2</text:span></text:p><text:p text:style-name="P14"><text:span text:style-name="T8">(Folder 2)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" draw:style-name="gr3" draw:text-style-name="P17" svg:x1="12.27cm" svg:y1="0.643cm" svg:x2="15.815cm" svg:y2="0.273cm"><text:p text:style-name="P17">App Files</text:p></draw:line><draw:line text:anchor-type="paragraph" draw:z-index="9" draw:style-name="gr4" draw:text-style-name="P17" svg:x1="2.586cm" svg:y1="0.22cm" svg:x2="5.338cm" svg:y2="0.643cm"><text:p text:style-name="P17">App Files</text:p></draw:line></text:p>
      <text:p text:style-name="P3"><draw:line text:anchor-type="paragraph" draw:z-index="8" draw:style-name="gr3" draw:text-style-name="P17" svg:x1="12.27cm" svg:y1="0.168cm" svg:x2="15.921cm" svg:y2="0.634cm"><text:p text:style-name="P17">Dockerfile</text:p></draw:line><draw:line text:anchor-type="paragraph" draw:z-index="10" draw:style-name="gr4" draw:text-style-name="P17" svg:x1="2.559cm" svg:y1="0.66cm" svg:x2="5.337cm" svg:y2="0.247cm"><text:p text:style-name="P17">Dockerfile</text:p></draw:line></text:p>
      <text:h text:style-name="P12" text:outline-level="1"/>
      <text:p text:style-name="P4">Each project will have its own Dockerfile and shippable.yml file, and each App will have its own Dockerfile. The aim is to make sure that if a change is made in a file in say, App 1, then Shippable should build, commit and push the repository on Docker with respect to App 1 only. </text:p>
      <text:p text:style-name="P5">Shippable provides us with two <text:a xlink:type="simple" xlink:href="http://docs.shippable.com/ci_configure/#using-environment-variables"><text:span text:style-name="T1">Environment Variables</text:span></text:a><text:a xlink:type="simple" xlink:href="http://docs.shippable.com/ci_configure/#using-environment-variables"> </text:a>which can be used for this purpose:</text:p>
      <text:list xml:id="list3900363515646903329" text:style-name="L14">
        <text:list-item>
          <text:p text:style-name="P8"><text:span text:style-name="T4">COMMIT – Gives the Commit ID of the build currently being tested.</text:span></text:p>
        </text:list-item>
        <text:list-item>
          <text:p text:style-name="P6">SHIPPABLE_COMMIT_RANGE – &lt;Parent Commit ID&gt;...&lt;Current Commit ID&gt;</text:p>
        </text:list-item>
      </text:list>
      <text:p text:style-name="P9"><text:span text:style-name="T4">If we somehow find the files that were edited between the Parent Commit and the Current Commit, we can use a simple Shell Script to check if the files that were changed belonged to the Project directory or any subdirectory.</text:span></text:p>
      <text:p text:style-name="P5">Consider the following examples:</text:p>
      <text:list xml:id="list1072102262473583531" text:style-name="L15">
        <text:list-item>
          <text:p text:style-name="P10"><text:span text:style-name="T4">Assume that you only edit the </text:span><text:span text:style-name="T2">Dockerfile </text:span><text:span text:style-name="T6">in</text:span><text:span text:style-name="T2"> Project</text:span><text:span text:style-name="T6">. At this point, the Dockerfile belongs to the main directory and so you can push an image on Docker using the 'latest' tag.</text:span></text:p>
        </text:list-item>
        <text:list-item>
          <text:p text:style-name="P7"><text:span text:style-name="T5">Assume that you edit </text:span><text:span text:style-name="T1">File1.js </text:span><text:span text:style-name="T5">in </text:span><text:span text:style-name="T1">App 1</text:span><text:span text:style-name="T5">. At this point, the File1.js belongs to the subdirectory and so you can push an image on Docker using 'app1' tag.</text:span></text:p>
        </text:list-item>
        <text:list-item>
          <text:p text:style-name="P7"><text:span text:style-name="T5">Assume that you edit files both in subdirectories and in the main directory. Now, multiple pushes on Docker can take place with all the relevant tags.</text:span></text:p>
        </text:list-item>
      </text:list>
      <text:p text:style-name="P5">You <text:span text:style-name="T7">refer to my work on this idea by </text:span><text:a xlink:type="simple" xlink:href="https://github.com/kashishgrover/Multiple-Apps-In-One-Project-With-Shippable">fork</text:a><text:a xlink:type="simple" xlink:href="https://github.com/kashishgrover/Multiple-Apps-In-One-Project-With-Shippable"><text:span text:style-name="T7">ing</text:span></text:a><text:a xlink:type="simple" xlink:href="https://github.com/kashishgrover/Multiple-Apps-In-One-Project-With-Shippable"> my repository on GitHub</text:a>. </text:p>
      <text:p text:style-name="P9"><text:soft-page-break/>Steps <text:span text:style-name="T3">for using </text:span><text:a xlink:type="simple" xlink:href="https://github.com/kashishgrover/Multiple-Apps-In-One-Project-With-Shippable"><text:span text:style-name="T3">sample repository</text:span></text:a>:</text:p>
      <text:list xml:id="list7159002232163258978" text:style-name="L13">
        <text:list-item>
          <text:p text:style-name="P2">Make sure you have an account at <text:a xlink:type="simple" xlink:href="http://app.shippable.com/">app.shippable.com</text:a>.</text:p>
        </text:list-item>
        <text:list-item>
          <text:p text:style-name="P2">Fork this repository and enable it in the <text:span text:style-name="T1">Enable Project</text:span> option at <text:a xlink:type="simple" xlink:href="http://app.shippable.com/">Shippable</text:a>. </text:p>
        </text:list-item>
        <text:list-item>
          <text:p text:style-name="P2">Click on the project name and go to the project settings </text:p>
        </text:list-item>
        <text:list-item>
          <text:p text:style-name="P2">Look out for a section called <text:span text:style-name="T1">Integrations</text:span> and then click on the drop down menu under <text:span text:style-name="T1">Hub Integration</text:span> and select <text:span text:style-name="T1">Create Integration</text:span>. </text:p>
        </text:list-item>
        <text:list-item>
          <text:p text:style-name="P2">Create a <text:span text:style-name="T1">Docker Integration</text:span> by giving your credentials and save it. The details of this integration have been mentioned in <text:span text:style-name="T1">shippable.yml</text:span> file and you will have to edit these with respect to your Docker Integration before you build the project through Shippable. Click <text:a xlink:type="simple" xlink:href="http://docs.shippable.com/ci_configure/">here</text:a> to get a detailed description of this yml file. </text:p>
        </text:list-item>
        <text:list-item>
          <text:p text:style-name="P2">Once you have edited the <text:span text:style-name="T1">shippable.yml</text:span> file, you will be ready to build the project through Shippable. </text:p>
        </text:list-item>
        <text:list-item>
          <text:p text:style-name="P2">The script which runs the Docker build commands here is <text:span text:style-name="T1">test.sh</text:span>. You can change the script according to your convenienc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ProximaNova-Regular" svg:font-family="ProximaNova-Regular, proxima-nova, 'Maven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hish Grover</meta:initial-creator>
    <meta:creation-date>2016-05-26T14:00:13.288520093</meta:creation-date>
    <dc:date>2016-05-27T11:03:03.662643128</dc:date>
    <dc:creator>Kashish Grover</dc:creator>
    <meta:editing-duration>PT4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1" meta:word-count="410" meta:character-count="2351" meta:non-whitespace-character-count="1963"/>
  </office:meta>
</office:document-meta>
</file>